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8">
      <style:table-cell-properties fo:background-color="#cccccc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9" table:default-cell-style-name="ce2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ustomer Reference</text:p>
          </table:table-cell>
          <table:table-cell table:style-name="ce1" office:value-type="string">
            <text:p>Available Quantity</text:p>
          </table:table-cell>
          <table:table-cell table:style-name="ce1" office:value-type="string">
            <text:p>Backorder Quantity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Extended Pr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44&amp;uq=634986173864934624" xlink:type="simple">F3568-ND</text:a></text:p>
          </table:table-cell>
          <table:table-cell office:value-type="string">
            <text:p>FUSE 1000V 3AB FAST CERM .315A</text:p>
          </table:table-cell>
          <table:table-cell office:value-type="string">
            <text:p>FUSIBLE 1000V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7.19000</text:p>
          </table:table-cell>
          <table:table-cell office:value-type="string">
            <text:p>$14,3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digikey.com/scripts/DKSearch/dksus.dll?Detail&amp;itemSeq=127117345&amp;uq=634986173864934624" xlink:type="simple">751-1292-5-ND</text:a></text:p>
          </table:table-cell>
          <table:table-cell office:value-type="string">
            <text:p>OPTOCOUPLER HI GAIN WIDE BW 8DIP</text:p>
          </table:table-cell>
          <table:table-cell office:value-type="string">
            <text:p>OPTOACOPLADOR LINEAL</text:p>
          </table:table-cell>
          <table:table-cell office:value-type="string">
            <text:p>4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4.43000</text:p>
          </table:table-cell>
          <table:table-cell office:value-type="string">
            <text:p>$17,7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46&amp;uq=634986173864934624" xlink:type="simple">850F10KE-ND</text:a></text:p>
          </table:table-cell>
          <table:table-cell office:value-type="string">
            <text:p>RES ALUM HOUSED WW 10K OHM 50W</text:p>
          </table:table-cell>
          <table:table-cell office:value-type="string">
            <text:p>RESISTENCIA DESCARGA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7.68000</text:p>
          </table:table-cell>
          <table:table-cell office:value-type="string">
            <text:p>$15,3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digikey.com/scripts/DKSearch/dksus.dll?Detail&amp;itemSeq=127117347&amp;uq=634986173864934624" xlink:type="simple">MT7348-ND</text:a></text:p>
          </table:table-cell>
          <table:table-cell office:value-type="string">
            <text:p>SENSOR CURRENT +/-1500A +/-15V</text:p>
          </table:table-cell>
          <table:table-cell office:value-type="string">
            <text:p>SENSOR CORRIENTE EFECTO HALL</text:p>
          </table:table-cell>
          <table:table-cell office:value-type="string">
            <text:p>1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85.00000</text:p>
          </table:table-cell>
          <table:table-cell office:value-type="string">
            <text:p>$85,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digikey.com/scripts/DKSearch/dksus.dll?Detail&amp;itemSeq=127117348&amp;uq=634986173864934624" xlink:type="simple">EA-XPR-003-ND</text:a></text:p>
          </table:table-cell>
          <table:table-cell office:value-type="string">
            <text:p>BOARD LPCXPRESSO LPC1769</text:p>
          </table:table-cell>
          <table:table-cell office:value-type="string">
            <text:p>LpcXpresso</text:p>
          </table:table-cell>
          <table:table-cell office:value-type="string">
            <text:p>1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29.95000</text:p>
          </table:table-cell>
          <table:table-cell office:value-type="string">
            <text:p>$29,9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49&amp;uq=634986173864934624" xlink:type="simple">768-1007-1-ND</text:a></text:p>
          </table:table-cell>
          <table:table-cell office:value-type="string">
            <text:p>IC USB FS SERIAL UART 28-SSOP</text:p>
          </table:table-cell>
          <table:table-cell office:value-type="string">
            <text:p>IC Usb-Uart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4.50000</text:p>
          </table:table-cell>
          <table:table-cell office:value-type="string">
            <text:p>$9,0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digikey.com/scripts/DKSearch/dksus.dll?Detail&amp;itemSeq=127117350&amp;uq=634986173864934624" xlink:type="simple">679-1358-ND</text:a></text:p>
          </table:table-cell>
          <table:table-cell office:value-type="string">
            <text:p>SWITCH OPERATOR 24MM EMERGENCY</text:p>
          </table:table-cell>
          <table:table-cell office:value-type="string">
            <text:p>Boton Paro de Emergencia</text:p>
          </table:table-cell>
          <table:table-cell office:value-type="string">
            <text:p>1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9.25000</text:p>
          </table:table-cell>
          <table:table-cell office:value-type="string">
            <text:p>$9,2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digikey.com/scripts/DKSearch/dksus.dll?Detail&amp;itemSeq=127117351&amp;uq=634986173864934624" xlink:type="simple">732-1927-ND</text:a></text:p>
          </table:table-cell>
          <table:table-cell office:value-type="string">
            <text:p>HEADER MALE 4.20MM DUAL VERT 2P</text:p>
          </table:table-cell>
          <table:table-cell office:value-type="string">
            <text:p>Conector drivers contactores y luces</text:p>
          </table:table-cell>
          <table:table-cell office:value-type="string">
            <text:p>6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81000</text:p>
          </table:table-cell>
          <table:table-cell office:value-type="string">
            <text:p>$4,8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digikey.com/scripts/DKSearch/dksus.dll?Detail&amp;itemSeq=127117352&amp;uq=634986173864934624" xlink:type="simple">296-1284-1-ND</text:a></text:p>
          </table:table-cell>
          <table:table-cell office:value-type="string">
            <text:p>IC OPAMP JFET 3MHZ DUAL 8SOIC</text:p>
          </table:table-cell>
          <table:table-cell office:value-type="string">
            <text:p>Operacional Doble</text:p>
          </table:table-cell>
          <table:table-cell office:value-type="string">
            <text:p>6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66000</text:p>
          </table:table-cell>
          <table:table-cell office:value-type="string">
            <text:p>$3,96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digikey.com/scripts/DKSearch/dksus.dll?Detail&amp;itemSeq=127117353&amp;uq=634986173864934624" xlink:type="simple">4N28VS-ND</text:a></text:p>
          </table:table-cell>
          <table:table-cell office:value-type="string">
            <text:p>OPTOCOUPLER PHOTOTRANS 10% 6DIP</text:p>
          </table:table-cell>
          <table:table-cell office:value-type="string">
            <text:p>Optoacoplador salida transistor</text:p>
          </table:table-cell>
          <table:table-cell office:value-type="string">
            <text:p>4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57000</text:p>
          </table:table-cell>
          <table:table-cell office:value-type="string">
            <text:p>$2,2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54&amp;uq=634986173864934624" xlink:type="simple">SRR1260-331KCT-ND</text:a></text:p>
          </table:table-cell>
          <table:table-cell office:value-type="string">
            <text:p>INDUCTOR POWER 330UH 1.15A SMD</text:p>
          </table:table-cell>
          <table:table-cell office:value-type="string">
            <text:p>Inductancia 330mH fuente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93000</text:p>
          </table:table-cell>
          <table:table-cell office:value-type="string">
            <text:p>$1,8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55&amp;uq=634986173864934624" xlink:type="simple">296-21824-1-ND</text:a></text:p>
          </table:table-cell>
          <table:table-cell office:value-type="string">
            <text:p>IC REG BUCK 5V 1A 5-DDPAK</text:p>
          </table:table-cell>
          <table:table-cell office:value-type="string">
            <text:p>DC Switching Regulators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2.39000</text:p>
          </table:table-cell>
          <table:table-cell office:value-type="string">
            <text:p>$4,7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56&amp;uq=634986173864934624" xlink:type="simple">1N5819HW-FDICT-ND</text:a></text:p>
          </table:table-cell>
          <table:table-cell office:value-type="string">
            <text:p>DIODE SCHOTTKY 40V 1A SOD123</text:p>
          </table:table-cell>
          <table:table-cell office:value-type="string">
            <text:p>Diodo SCHOTTKY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52000</text:p>
          </table:table-cell>
          <table:table-cell office:value-type="string">
            <text:p>$1,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digikey.com/scripts/DKSearch/dksus.dll?Detail&amp;itemSeq=127117357&amp;uq=634986173864934624" xlink:type="simple">LM1117MPX-3.3/NOPBCT-ND</text:a></text:p>
          </table:table-cell>
          <table:table-cell office:value-type="string">
            <text:p>IC REG LDO 3.3V .8A SOT-223</text:p>
          </table:table-cell>
          <table:table-cell office:value-type="string">
            <text:p>Regulador 3.3V</text:p>
          </table:table-cell>
          <table:table-cell office:value-type="string">
            <text:p>4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1.10000</text:p>
          </table:table-cell>
          <table:table-cell office:value-type="string">
            <text:p>$4,4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<text:a xlink:href="http://www.digikey.com/scripts/DKSearch/dksus.dll?Detail&amp;itemSeq=127117358&amp;uq=634986173864934624" xlink:type="simple">MOC3011M-ND</text:a></text:p>
          </table:table-cell>
          <table:table-cell office:value-type="string">
            <text:p>OPTOCOUPLER TRIAC-OUT 6-DIP</text:p>
          </table:table-cell>
          <table:table-cell office:value-type="string">
            <text:p>Optotriac</text:p>
          </table:table-cell>
          <table:table-cell office:value-type="string">
            <text:p>10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55900</text:p>
          </table:table-cell>
          <table:table-cell office:value-type="string">
            <text:p>$5,5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<text:a xlink:href="http://www.digikey.com/scripts/DKSearch/dksus.dll?Detail&amp;itemSeq=127117359&amp;uq=634986173864934624" xlink:type="simple">2N7002K-T1-E3CT-ND</text:a></text:p>
          </table:table-cell>
          <table:table-cell office:value-type="string">
            <text:p>MOSFET N-CH 60V 300MA SOT-23</text:p>
          </table:table-cell>
          <table:table-cell office:value-type="string">
            <text:p>MOSFET N</text:p>
          </table:table-cell>
          <table:table-cell office:value-type="string">
            <text:p>15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38000</text:p>
          </table:table-cell>
          <table:table-cell office:value-type="string">
            <text:p>$5,7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<text:a xlink:href="http://www.digikey.com/scripts/DKSearch/dksus.dll?Detail&amp;itemSeq=127117360&amp;uq=634986173864934624" xlink:type="simple">568-5670-5-ND</text:a></text:p>
          </table:table-cell>
          <table:table-cell office:value-type="string">
            <text:p>TRIAC 600V 4A TO220AB</text:p>
          </table:table-cell>
          <table:table-cell office:value-type="string">
            <text:p>Traic</text:p>
          </table:table-cell>
          <table:table-cell office:value-type="string">
            <text:p>8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64000</text:p>
          </table:table-cell>
          <table:table-cell office:value-type="string">
            <text:p>$5,12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61&amp;uq=634986173864934624" xlink:type="simple">MAX7318AWG+-ND</text:a></text:p>
          </table:table-cell>
          <table:table-cell office:value-type="string">
            <text:p>IC PORT EXPANDER 16BIT 24SOIC</text:p>
          </table:table-cell>
          <table:table-cell office:value-type="string">
            <text:p>I/O I2C Control Display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4.53000</text:p>
          </table:table-cell>
          <table:table-cell office:value-type="string">
            <text:p>$9,06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digikey.com/scripts/DKSearch/dksus.dll?Detail&amp;itemSeq=127117362&amp;uq=634986173864934624" xlink:type="simple">NHD-12864WG-CTFH-V#N-ND</text:a></text:p>
          </table:table-cell>
          <table:table-cell office:value-type="string">
            <text:p>LCD GRAPHIC 128X64 TRANSFL</text:p>
          </table:table-cell>
          <table:table-cell office:value-type="string">
            <text:p>Display Grafico</text:p>
          </table:table-cell>
          <table:table-cell office:value-type="string">
            <text:p>1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25.00000</text:p>
          </table:table-cell>
          <table:table-cell office:value-type="string">
            <text:p>$25,0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63&amp;uq=634986173864934624" xlink:type="simple">PCE3625CT-ND</text:a></text:p>
          </table:table-cell>
          <table:table-cell office:value-type="string">
            <text:p>CAP ALUM 2200UF 16V 20% SMD</text:p>
          </table:table-cell>
          <table:table-cell office:value-type="string">
            <text:p>Capacitor 2200uF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2.81000</text:p>
          </table:table-cell>
          <table:table-cell office:value-type="string">
            <text:p>$5,6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digikey.com/scripts/DKSearch/dksus.dll?Detail&amp;itemSeq=127117364&amp;uq=634986173864934624" xlink:type="simple">PB1172CT-ND</text:a></text:p>
          </table:table-cell>
          <table:table-cell office:value-type="string">
            <text:p>RELAY TELECOM DPDT 5A 5V</text:p>
          </table:table-cell>
          <table:table-cell office:value-type="string">
            <text:p>Rele doble SMD</text:p>
          </table:table-cell>
          <table:table-cell office:value-type="string">
            <text:p>3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3.17000</text:p>
          </table:table-cell>
          <table:table-cell office:value-type="string">
            <text:p>$9,5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digikey.com/scripts/DKSearch/dksus.dll?Detail&amp;itemSeq=127117365&amp;uq=634986173864934624" xlink:type="simple">A31725-ND</text:a></text:p>
          </table:table-cell>
          <table:table-cell office:value-type="string">
            <text:p>CONN USB RECEPT R/A TYPE B 4POS</text:p>
          </table:table-cell>
          <table:table-cell office:value-type="string">
            <text:p>Conector USB B</text:p>
          </table:table-cell>
          <table:table-cell office:value-type="string">
            <text:p>1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1.92000</text:p>
          </table:table-cell>
          <table:table-cell office:value-type="string">
            <text:p>$1,9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digikey.com/scripts/DKSearch/dksus.dll?Detail&amp;itemSeq=127117366&amp;uq=634986173864934624" xlink:type="simple">F4187-ND</text:a></text:p>
          </table:table-cell>
          <table:table-cell office:value-type="string">
            <text:p>CLIP FUSE 1/4" EARLESS PC MOUNT</text:p>
          </table:table-cell>
          <table:table-cell office:value-type="string">
            <text:p>Porta fusible</text:p>
          </table:table-cell>
          <table:table-cell office:value-type="string">
            <text:p>6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19000</text:p>
          </table:table-cell>
          <table:table-cell office:value-type="string">
            <text:p>$1,14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digikey.com/scripts/DKSearch/dksus.dll?Detail&amp;itemSeq=127117367&amp;uq=634986173864934624" xlink:type="simple">HVS20H-ND</text:a></text:p>
          </table:table-cell>
          <table:table-cell office:value-type="string">
            <text:p>CONN HEADER 20PS VERT SHORT GOLD</text:p>
          </table:table-cell>
          <table:table-cell office:value-type="string">
            <text:p>Conector 20 pines placa</text:p>
          </table:table-cell>
          <table:table-cell office:value-type="string">
            <text:p>4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1.53000</text:p>
          </table:table-cell>
          <table:table-cell office:value-type="string">
            <text:p>$6,12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117368&amp;uq=634986173864934624" xlink:type="simple">101-00708-64-ND</text:a></text:p>
          </table:table-cell>
          <table:table-cell office:value-type="string">
            <text:p>CONN SD/MMC 9PIN PCB GOLD FLASH</text:p>
          </table:table-cell>
          <table:table-cell office:value-type="string">
            <text:p>Slot SdCard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1.94000</text:p>
          </table:table-cell>
          <table:table-cell office:value-type="string">
            <text:p>$3,8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digikey.com/scripts/DKSearch/dksus.dll?Detail&amp;itemSeq=127140496&amp;uq=634986173864934624" xlink:type="simple">568-4140-1-ND</text:a></text:p>
          </table:table-cell>
          <table:table-cell office:value-type="string">
            <text:p>DIODE ESD PROTECTION SOT143B</text:p>
          </table:table-cell>
          <table:table-cell office:value-type="string">
            <text:p>Proteccion USB</text:p>
          </table:table-cell>
          <table:table-cell office:value-type="string">
            <text:p>4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57000</text:p>
          </table:table-cell>
          <table:table-cell office:value-type="string">
            <text:p>$2,2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digikey.com/scripts/DKSearch/dksus.dll?Detail&amp;itemSeq=127249952&amp;uq=634986173864934624" xlink:type="simple">HSC20S-ND</text:a></text:p>
          </table:table-cell>
          <table:table-cell office:value-type="string">
            <text:p>CONN SOCKT IDC 20POS W/O KEY TIN</text:p>
          </table:table-cell>
          <table:table-cell office:value-type="string">
            <text:p>Conector 20 pines cable</text:p>
          </table:table-cell>
          <table:table-cell office:value-type="string">
            <text:p>4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56000</text:p>
          </table:table-cell>
          <table:table-cell office:value-type="string">
            <text:p>$2,24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<text:a xlink:href="http://www.digikey.com/scripts/DKSearch/dksus.dll?Detail&amp;itemSeq=127250162&amp;uq=634986173864934624" xlink:type="simple">609-3531-ND</text:a></text:p>
          </table:table-cell>
          <table:table-cell office:value-type="string">
            <text:p>CONN HEADER 8POS DUAL VERT PCB</text:p>
          </table:table-cell>
          <table:table-cell office:value-type="string">
            <text:p>Conector 8 pines placa</text:p>
          </table:table-cell>
          <table:table-cell office:value-type="string">
            <text:p>8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1.05000</text:p>
          </table:table-cell>
          <table:table-cell office:value-type="string">
            <text:p>$8,4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<text:a xlink:href="http://www.digikey.com/scripts/DKSearch/dksus.dll?Detail&amp;itemSeq=127250200&amp;uq=634986173864934624" xlink:type="simple">609-3568-ND</text:a></text:p>
          </table:table-cell>
          <table:table-cell office:value-type="string">
            <text:p>CONN SOCKET IDC 8POS DL SR 30AU</text:p>
          </table:table-cell>
          <table:table-cell office:value-type="string">
            <text:p>Conector 8 pines cable</text:p>
          </table:table-cell>
          <table:table-cell office:value-type="string">
            <text:p>8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94000</text:p>
          </table:table-cell>
          <table:table-cell office:value-type="string">
            <text:p>$7,5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<text:a xlink:href="http://www.digikey.com/scripts/DKSearch/dksus.dll?Detail&amp;itemSeq=127253429&amp;uq=634986173864934624" xlink:type="simple">A33231-ND</text:a></text:p>
          </table:table-cell>
          <table:table-cell office:value-type="string">
            <text:p>CONN HEADER 3MM 2POS DUAL GOLD</text:p>
          </table:table-cell>
          <table:table-cell office:value-type="string">
            <text:p>Conector 2 pines placa</text:p>
          </table:table-cell>
          <table:table-cell office:value-type="string">
            <text:p>20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92600</text:p>
          </table:table-cell>
          <table:table-cell office:value-type="string">
            <text:p>$18,5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<text:a xlink:href="http://www.digikey.com/scripts/DKSearch/dksus.dll?Detail&amp;itemSeq=127253510&amp;uq=634986173864934624" xlink:type="simple">A30293-ND</text:a></text:p>
          </table:table-cell>
          <table:table-cell office:value-type="string">
            <text:p>CONN RCPT 3MM 2POS DL MATE-N-L</text:p>
          </table:table-cell>
          <table:table-cell office:value-type="string">
            <text:p>Conector 2 pines cable</text:p>
          </table:table-cell>
          <table:table-cell office:value-type="string">
            <text:p>20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40500</text:p>
          </table:table-cell>
          <table:table-cell office:value-type="string">
            <text:p>$8,10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string">
            <text:p><text:a xlink:href="http://www.digikey.com/scripts/DKSearch/dksus.dll?Detail&amp;itemSeq=127253621&amp;uq=634986173864934624" xlink:type="simple">A33279-ND</text:a></text:p>
          </table:table-cell>
          <table:table-cell office:value-type="string">
            <text:p>CONN SOCKET 26-30AWG GOLD CRIMP</text:p>
          </table:table-cell>
          <table:table-cell office:value-type="string">
            <text:p>Crimp conector 2 pines cable</text:p>
          </table:table-cell>
          <table:table-cell office:value-type="string">
            <text:p>50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13920</text:p>
          </table:table-cell>
          <table:table-cell office:value-type="string">
            <text:p>$6,96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254575&amp;uq=634986173864934624" xlink:type="simple">A30259-ND</text:a></text:p>
          </table:table-cell>
          <table:table-cell office:value-type="string">
            <text:p>CONN RECEPT 3MM 3POS MATE-N-LOK</text:p>
          </table:table-cell>
          <table:table-cell office:value-type="string">
            <text:p>Conector 3 pines cable sensor corriente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44000</text:p>
          </table:table-cell>
          <table:table-cell office:value-type="string">
            <text:p>$0,8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digikey.com/scripts/DKSearch/dksus.dll?Detail&amp;itemSeq=127254581&amp;uq=634986173864934624" xlink:type="simple">A33198-ND</text:a></text:p>
          </table:table-cell>
          <table:table-cell office:value-type="string">
            <text:p>CONN HEADER 3MM 3POS GOLD T/H</text:p>
          </table:table-cell>
          <table:table-cell office:value-type="string">
            <text:p>Conector 3 pines placa sensor corriente</text:p>
          </table:table-cell>
          <table:table-cell office:value-type="string">
            <text:p>2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91000</text:p>
          </table:table-cell>
          <table:table-cell office:value-type="string">
            <text:p>$1,82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digikey.com/scripts/DKSearch/dksus.dll?Detail&amp;itemSeq=127254952&amp;uq=634986173864934624" xlink:type="simple">A102007-ND</text:a></text:p>
          </table:table-cell>
          <table:table-cell office:value-type="string">
            <text:p>CONN HOUSING 1POS BLACK</text:p>
          </table:table-cell>
          <table:table-cell office:value-type="string">
            <text:p>Conector HV cable</text:p>
          </table:table-cell>
          <table:table-cell office:value-type="string">
            <text:p>6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67000</text:p>
          </table:table-cell>
          <table:table-cell table:style-name="ce5" office:value-type="currency" office:currency="USD" office:value="4.02">
            <text:p>$4,02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digikey.com/scripts/DKSearch/dksus.dll?Detail&amp;itemSeq=127254973&amp;uq=634986173864934624" xlink:type="simple">1744042-1-ND</text:a></text:p>
          </table:table-cell>
          <table:table-cell office:value-type="string">
            <text:p>CONN TERM NON GENDERED 16-20AWG</text:p>
          </table:table-cell>
          <table:table-cell office:value-type="string">
            <text:p>Pin HV placa</text:p>
          </table:table-cell>
          <table:table-cell office:value-type="string">
            <text:p>6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27000</text:p>
          </table:table-cell>
          <table:table-cell table:style-name="ce5" office:value-type="currency" office:currency="USD" office:value="1.62">
            <text:p>$1,6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digikey.com/scripts/DKSearch/dksus.dll?Detail&amp;itemSeq=127255050&amp;uq=634986173864934624" xlink:type="simple">MDB10SFSCT-ND</text:a></text:p>
          </table:table-cell>
          <table:table-cell office:value-type="string">
            <text:p>IC BRIDGE DIODE 1000V 4-MICRODIP</text:p>
          </table:table-cell>
          <table:table-cell office:value-type="string">
            <text:p>Punte diodos 1A</text:p>
          </table:table-cell>
          <table:table-cell office:value-type="string">
            <text:p>6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0.45000</text:p>
          </table:table-cell>
          <table:table-cell table:style-name="ce5" office:value-type="currency" office:currency="USD" office:value="2.7">
            <text:p>$2,7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digikey.com/scripts/DKSearch/dksus.dll?Detail&amp;itemSeq=127255122&amp;uq=634986173864934624" xlink:type="simple">GBPC3512W-ND</text:a></text:p>
          </table:table-cell>
          <table:table-cell office:value-type="string">
            <text:p>RECT BRIDGE 1-PH 1200V 35A GBPCW</text:p>
          </table:table-cell>
          <table:table-cell office:value-type="string">
            <text:p>Puente diodos 1200v</text:p>
          </table:table-cell>
          <table:table-cell office:value-type="string">
            <text:p>1</text:p>
            <text:p>Immediate</text:p>
          </table:table-cell>
          <table:table-cell office:value-type="float" office:value="0">
            <text:p>0</text:p>
          </table:table-cell>
          <table:table-cell office:value-type="string">
            <text:p>4.16000</text:p>
          </table:table-cell>
          <table:table-cell table:style-name="ce5" office:value-type="currency" office:currency="USD" office:value="4.16">
            <text:p>$4,16</text:p>
          </table:table-cell>
        </table:table-row>
        <table:table-row table:style-name="ro2">
          <table:table-cell table:style-name="ce3" office:value-type="string">
            <text:p>Subtotal</text:p>
            <text:p>Compras en</text:p>
            <text:p>Digi-key</text:p>
          </table:table-cell>
          <table:table-cell table:style-name="ce3" table:number-columns-repeated="7"/>
          <table:table-cell table:style-name="ce6" table:formula="of:=SUM([.I2:.I39])" office:value-type="currency" office:currency="USD" office:value="12.5">
            <text:p>$12,50</text:p>
          </table:table-cell>
        </table:table-row>
        <table:table-row table:style-name="ro5" table:number-rows-repeated="11">
          <table:table-cell table:style-name="ce4" table:number-columns-repeated="9"/>
        </table:table-row>
        <table:table-row table:style-name="ro5">
          <table:table-cell table:style-name="ce4"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6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anux </meta:initial-creator>
    <meta:creation-date>2013-03-11T19:15:50</meta:creation-date>
    <dc:date>2013-03-11T19:34:46</dc:date>
    <dc:creator>estanux </dc:creator>
    <meta:editing-duration>PT2M16S</meta:editing-duration>
    <meta:editing-cycles>1</meta:editing-cycles>
    <meta:document-statistic meta:table-count="3" meta:cell-count="353" meta:object-count="0"/>
    <meta:generator>LibreOffice/3.5$Linux_x86 LibreOffice_project/350m1$Build-2</meta:generator>
  </office:meta>
</office:document-meta>
</file>